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Unicode with C++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What you never wanted to know and thus never asked for about Unicode and C++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verview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The Problem</text:p>
              </text:list-item>
              <text:list-item>
                <text:p>A not so short introduction to Unicode</text:p>
              </text:list-item>
              <text:list-item>
                <text:p>C++ support for Unicode</text:p>
              </text:list-item>
              <text:list-item>
                <text:p>Some examples using the ICU libr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acing the problem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The art of wri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SA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5T12:30:39.280051484</meta:creation-date>
    <meta:editing-duration>PT4M42S</meta:editing-duration>
    <meta:editing-cycles>6</meta:editing-cycles>
    <meta:generator>LibreOffice/6.0.3.2$Linux_X86_64 LibreOffice_project/00m0$Build-2</meta:generator>
    <dc:title>Alizarin</dc:title>
    <dc:date>2018-08-15T12:35:22.952327416</dc:date>
    <meta:document-statistic meta:object-count="49"/>
  </office:meta>
</office:document-meta>
</file>